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E STAGE TUTORE</text:p>
      <text:p text:style-name="P2">OCT 2012</text:p>
      <text:p text:style-name="P2">Thomas Fraquet<text:tab/> Florent Guibert<text:tab/>Thierry Coutant</text:p>
      <text:p text:style-name="Standard"/>
      <text:p text:style-name="Standard"/>
      <text:p text:style-name="P1">sujet :</text:p>
      <text:p text:style-name="Standard">-- Matthieu Basseur</text:p>
      <text:p text:style-name="Standard"></text:p>
      <text:p text:style-name="Standard">1/ Il s'agit dans un premier temps de pouvoir jouer au reversi, à deux </text:p>
      <text:p text:style-name="Standard">joueurs, ou à un joueur contre l'ordinateur. L'accent sera mis </text:p>
      <text:p text:style-name="Standard">particulièrement sur la proposition de différents niveaux d'IA, </text:p>
      <text:p text:style-name="Standard">correspondant aux stratégies des plus basiques aux plus évoluées.</text:p>
      <text:p text:style-name="Standard"/>
      <text:p text:style-name="Standard">Le travail demandé ne concerne pas la mise en place d'une interface graphique mais plutot sur l'approfondissement d'algorithmes d'intelligence artificielle</text:p>
      <text:p text:style-name="Standard"/>
      <text:p text:style-name="P1">Nos choix</text:p>
      <text:p text:style-name="P3">Nous avons effectué ce travail en langage C.</text:p>
      <text:p text:style-name="P3">Nous avons choisi d'implanter le jeu sur un tableau d'entiers à deux dimensions.</text:p>
      <text:p text:style-name="P3"/>
      <text:p text:style-name="P1">Mode de fonctionnement</text:p>
      <text:p text:style-name="P3">Nous avons installer GitHub logiciel gratuit de versionning pour partager notre dossier de travail et gérer facilement les mises à jour.</text:p>
      <text:p text:style-name="P3">Nous avons décidé de travailler ensemble à la faculté de manière continue au départ, puis de manière alternée faculté et maison ensuite.</text:p>
      <text:p text:style-name="P3">Nous avons défini un échéancier sur les premiers jours et faisions régulièrement un état des lieu de notre travail collectif.</text:p>
      <text:p text:style-name="P3">Nous avons tenté de partager le travail en respectant les compétences de chacun, en sachant que chacun a essayé au mieux à rendre service au groupe. En cela on peut être satisfait.</text:p>
      <text:p text:style-name="P3">Nous avions une bonne vision d'ensemble (il nous semble) du travail à réaliser mais ne savions pas à quelle vitesse nous allions avancer.</text:p>
      <text:p text:style-name="P3"/>
      <text:p text:style-name="P1">Nos problèmes rencontrés</text:p>
      <text:p text:style-name="P3">Définir les premières fonctions à construire</text:p>
      <text:p text:style-name="P3">Organiser les fichiers en dossiers et surtout réaliser un makefile pour compiler notre code.</text:p>
      <text:p text:style-name="P3">Evidemment, certaines corrections ont été assez fastidueuses mais est-il possible qu'il en soit autrement. Les périodes de repos et décompression ont permis de solutionner ces problèmes et la présence de tout le groupe à tout moments a permis de s'entraider.</text:p>
      <text:p text:style-name="P3"/>
      <text:p text:style-name="P1">Nos décisions avantageuses</text:p>
      <text:p text:style-name="P3">Ecrire dès le départ un menu bien élaboré pouvant intégrer l'évolution de nos modes de jeu.</text:p>
      <text:p text:style-name="P3">De bien définir la syntaxe de nos fonctions et de nos variables pour qu'elles soient faciles à comprendre.</text:p>
      <text:p text:style-name="P3">De commanter très tôt notre code et surtout nos fonctions pour une utilisation aisée pour tout le monde.</text:p>
      <text:p text:style-name="P3">D'élaborer très tôt un fichier text avec le nom, le descriptif,la déclaration de toutes nos fonctions écrites (classées par nom de fichiers).</text:p>
      <text:p text:style-name="P3"/>
      <text:p text:style-name="P1"/>
      <text:p text:style-name="P3">lundi 22 octobre :<text:tab/>Installation GitHub et création d'un dossier partagé.</text:p>
      <text:p text:style-name="P3"><text:tab/><text:tab/><text:tab/>Mise en commun des reflexions individuelles et des recherches</text:p>
      <text:p text:style-name="P3"><text:tab/><text:tab/><text:tab/>Elaboration d'un principe de traitement du problème</text:p>
      <text:p text:style-name="P3"><text:soft-page-break/><text:tab/><text:tab/><text:tab/>partage des premiers travaux : coder, lire, comprendre, rechercher</text:p>
      <text:p text:style-name="P3"><text:tab/><text:tab/><text:tab/>ecriture des premières fonctions, des commentaires, du menu principal</text:p>
      <text:p text:style-name="P3"/>
      <text:p text:style-name="P3">mardi 23 octobre :<text:tab/>echange et definition de notre planning journalier</text:p>
      <text:p text:style-name="P3"><text:tab/><text:tab/><text:tab/>ecriture de nouvelles fonctions plus élaborées.</text:p>
      <text:p text:style-name="P3"><text:tab/><text:tab/><text:tab/>Etat des lieux de nos travaux en fin de matinée</text:p>
      <text:p text:style-name="P3"><text:tab/><text:tab/><text:tab/>Importantes entraides pour débogger les erreurs.</text:p>
      <text:p text:style-name="P3"><text:tab/><text:tab/><text:tab/>Corrections des disfonctionnemens</text:p>
      <text:p text:style-name="P3"><text:tab/><text:tab/><text:tab/>réalisation d'une premiere fonction generale pour jouer à 2 joueurs.</text:p>
      <text:p text:style-name="P3"><text:tab/><text:tab/><text:tab/>Essai collectif et definition de la suite de nos travaux</text:p>
      <text:p text:style-name="P3"><text:tab/><text:tab/><text:tab/>elaboration du planning du lendemain</text:p>
      <text:p text:style-name="P3"/>
      <text:p text:style-name="P3">mercredi 24 octobre<text:tab/>chacun travail sur un mode de jeu contre l'ordinateur.</text:p>
      <text:p text:style-name="P3"><text:tab/><text:tab/><text:tab/>Mode de jeu avec reponse aleatoire de l'ordinateur parmi les coups possibles.</text:p>
      <text:p text:style-name="P3"><text:tab/><text:tab/><text:tab/>Mode de jeu avec reponse de l'ordinateur qui maximise le nombre de pieces <text:tab/><text:tab/><text:tab/>retournées.</text:p>
      <text:p text:style-name="P3"><text:tab/><text:tab/><text:tab/>Mode de jeu avec reponse de l'ordinateur qui minimise le nombre de cous <text:tab/><text:tab/><text:tab/>possibles pour le joueur.</text:p>
      <text:p text:style-name="P3"><text:tab/><text:tab/><text:tab/>Echange des avancées et problèmes à résoudre.</text:p>
      <text:p text:style-name="P3"><text:tab/><text:tab/><text:tab/>Bilan collectif en fin de matinée et fin de journée.</text:p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24T21:15:02</meta:creation-date>
    <dc:date>2012-10-24T22:06:28</dc:date>
    <dc:creator>Compte etudiant</dc:creator>
    <meta:editing-duration>PT2M35S</meta:editing-duration>
    <meta:editing-cycles>1</meta:editing-cycles>
    <meta:document-statistic meta:table-count="0" meta:image-count="0" meta:object-count="0" meta:page-count="2" meta:paragraph-count="49" meta:word-count="540" meta:character-count="3492" meta:non-whitespace-character-count="2933"/>
    <meta:generator>LibreOffice/3.5$Linux_x86 LibreOffice_project/350m1$Build-2</meta:generator>
  </office:meta>
</office:document-meta>
</file>